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5.4347in" style:rel-column-width="53214*"/>
    </style:style>
    <style:style style:name="Table1.B" style:family="table-column">
      <style:table-column-properties style:column-width="1.2583in" style:rel-column-width="1232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B" style:family="table-column">
      <style:table-column-properties style:column-width="1.6736in" style:rel-column-width="16384*"/>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B" style:family="table-column">
      <style:table-column-properties style:column-width="1.6736in" style:rel-column-width="16384*"/>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1" style:family="table-row">
      <style:table-row-properties style:min-row-height="0.3125in"/>
    </style:style>
    <style:style style:name="Table11.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P1" style:family="paragraph" style:parent-style-name="Standard">
      <style:text-properties officeooo:rsid="0006144f" officeooo:paragraph-rsid="0006144f"/>
    </style:style>
    <style:style style:name="P2" style:family="paragraph" style:parent-style-name="Standard">
      <style:text-properties officeooo:rsid="0006144f" officeooo:paragraph-rsid="000911b5"/>
    </style:style>
    <style:style style:name="P3" style:family="paragraph" style:parent-style-name="Standard">
      <style:text-properties officeooo:rsid="000712cd" officeooo:paragraph-rsid="000712cd"/>
    </style:style>
    <style:style style:name="P4" style:family="paragraph" style:parent-style-name="Standard">
      <style:text-properties officeooo:rsid="000a49f0" officeooo:paragraph-rsid="000a49f0"/>
    </style:style>
    <style:style style:name="P5" style:family="paragraph" style:parent-style-name="Standard">
      <style:text-properties officeooo:rsid="000c40a5" officeooo:paragraph-rsid="000c40a5"/>
    </style:style>
    <style:style style:name="P6" style:family="paragraph" style:parent-style-name="Standard">
      <style:text-properties officeooo:rsid="001114af" officeooo:paragraph-rsid="001df011"/>
    </style:style>
    <style:style style:name="P7" style:family="paragraph" style:parent-style-name="Text_20_body">
      <style:text-properties officeooo:rsid="000cf653" officeooo:paragraph-rsid="000cf653"/>
    </style:style>
    <style:style style:name="P8" style:family="paragraph" style:parent-style-name="Text_20_body">
      <style:text-properties officeooo:rsid="000d9a19" officeooo:paragraph-rsid="000d9a19"/>
    </style:style>
    <style:style style:name="P9" style:family="paragraph" style:parent-style-name="Text_20_body">
      <style:text-properties officeooo:rsid="000dba33" officeooo:paragraph-rsid="000dba33"/>
    </style:style>
    <style:style style:name="P10" style:family="paragraph" style:parent-style-name="Text_20_body">
      <style:text-properties officeooo:rsid="000ea949" officeooo:paragraph-rsid="000ea949"/>
    </style:style>
    <style:style style:name="P11" style:family="paragraph" style:parent-style-name="Text_20_body">
      <style:text-properties officeooo:rsid="000f5549" officeooo:paragraph-rsid="000f5549"/>
    </style:style>
    <style:style style:name="P12" style:family="paragraph" style:parent-style-name="Text_20_body">
      <style:text-properties officeooo:rsid="000f5549" officeooo:paragraph-rsid="001f0ef0"/>
    </style:style>
    <style:style style:name="P13" style:family="paragraph" style:parent-style-name="Text_20_body">
      <style:text-properties officeooo:rsid="001114af" officeooo:paragraph-rsid="001114af"/>
    </style:style>
    <style:style style:name="P14" style:family="paragraph" style:parent-style-name="Text_20_body">
      <style:text-properties officeooo:rsid="001114af" officeooo:paragraph-rsid="001ab796"/>
    </style:style>
    <style:style style:name="P15" style:family="paragraph" style:parent-style-name="Text_20_body">
      <style:text-properties officeooo:rsid="001ab796" officeooo:paragraph-rsid="001ab796"/>
    </style:style>
    <style:style style:name="P16" style:family="paragraph" style:parent-style-name="Text_20_body">
      <style:text-properties officeooo:rsid="001ab796" officeooo:paragraph-rsid="001f0ef0"/>
    </style:style>
    <style:style style:name="P17" style:family="paragraph" style:parent-style-name="Text_20_body">
      <style:text-properties officeooo:rsid="001cb3ce" officeooo:paragraph-rsid="001cb3ce"/>
    </style:style>
    <style:style style:name="P18" style:family="paragraph" style:parent-style-name="Text_20_body">
      <style:text-properties officeooo:rsid="001cb3ce" officeooo:paragraph-rsid="001f0ef0"/>
    </style:style>
    <style:style style:name="P19" style:family="paragraph" style:parent-style-name="Text_20_body">
      <style:text-properties officeooo:rsid="001cb3ce" officeooo:paragraph-rsid="00202620"/>
    </style:style>
    <style:style style:name="P20" style:family="paragraph" style:parent-style-name="Text_20_body">
      <style:text-properties officeooo:rsid="001df011" officeooo:paragraph-rsid="001df011"/>
    </style:style>
    <style:style style:name="P21" style:family="paragraph" style:parent-style-name="Text_20_body">
      <style:text-properties officeooo:rsid="00223378" officeooo:paragraph-rsid="00223378"/>
    </style:style>
    <style:style style:name="P22" style:family="paragraph" style:parent-style-name="Text_20_body">
      <style:text-properties officeooo:rsid="00228289" officeooo:paragraph-rsid="00228289"/>
    </style:style>
    <style:style style:name="P23" style:family="paragraph" style:parent-style-name="Table_20_Contents">
      <style:text-properties officeooo:rsid="000712cd" officeooo:paragraph-rsid="000712cd"/>
    </style:style>
    <style:style style:name="P24" style:family="paragraph" style:parent-style-name="Table_20_Contents">
      <style:text-properties officeooo:rsid="0012b5a8" officeooo:paragraph-rsid="0012b5a8"/>
    </style:style>
    <style:style style:name="P25" style:family="paragraph" style:parent-style-name="Table_20_Contents">
      <style:text-properties officeooo:rsid="0015268c" officeooo:paragraph-rsid="0015268c"/>
    </style:style>
    <style:style style:name="P26" style:family="paragraph" style:parent-style-name="Table_20_Contents">
      <style:text-properties officeooo:rsid="001747c0" officeooo:paragraph-rsid="001747c0"/>
    </style:style>
    <style:style style:name="P27" style:family="paragraph" style:parent-style-name="Table_20_Contents">
      <style:text-properties officeooo:rsid="001747c0" officeooo:paragraph-rsid="00190973"/>
    </style:style>
    <style:style style:name="P28" style:family="paragraph" style:parent-style-name="Table_20_Contents">
      <style:text-properties officeooo:rsid="001747c0" officeooo:paragraph-rsid="001ab796"/>
    </style:style>
    <style:style style:name="P29" style:family="paragraph" style:parent-style-name="Table_20_Contents">
      <style:text-properties officeooo:rsid="001ab796" officeooo:paragraph-rsid="001ab796"/>
    </style:style>
    <style:style style:name="P30" style:family="paragraph" style:parent-style-name="Table_20_Contents">
      <style:text-properties officeooo:rsid="001ab796" officeooo:paragraph-rsid="001df011"/>
    </style:style>
    <style:style style:name="P31" style:family="paragraph" style:parent-style-name="Table_20_Contents">
      <style:text-properties officeooo:rsid="001cb3ce" officeooo:paragraph-rsid="001f0ef0"/>
    </style:style>
    <style:style style:name="P32" style:family="paragraph" style:parent-style-name="Table_20_Contents">
      <style:text-properties officeooo:rsid="001f0ef0" officeooo:paragraph-rsid="001f0ef0"/>
    </style:style>
    <style:style style:name="P33" style:family="paragraph" style:parent-style-name="Table_20_Contents">
      <style:text-properties officeooo:rsid="00202620" officeooo:paragraph-rsid="00202620"/>
    </style:style>
    <style:style style:name="P34" style:family="paragraph" style:parent-style-name="Text_20_body">
      <style:paragraph-properties fo:break-before="page"/>
      <style:text-properties officeooo:rsid="00223378" officeooo:paragraph-rsid="00223378"/>
    </style:style>
    <style:style style:name="P35" style:family="paragraph" style:parent-style-name="Text_20_body">
      <style:text-properties officeooo:rsid="001cb3ce" officeooo:paragraph-rsid="001f0ef0"/>
    </style:style>
    <style:style style:name="P36" style:family="paragraph" style:parent-style-name="Text_20_body">
      <style:text-properties officeooo:rsid="001cb3ce" officeooo:paragraph-rsid="00202620"/>
    </style:style>
    <style:style style:name="P37" style:family="paragraph" style:parent-style-name="Text_20_body">
      <style:text-properties officeooo:rsid="001cb3ce" officeooo:paragraph-rsid="0024e27a"/>
    </style:style>
    <style:style style:name="P38" style:family="paragraph" style:parent-style-name="Text_20_body">
      <style:text-properties officeooo:rsid="0024e27a" officeooo:paragraph-rsid="0024e27a"/>
    </style:style>
    <style:style style:name="P39" style:family="paragraph" style:parent-style-name="Text_20_body">
      <style:text-properties officeooo:rsid="00228289" officeooo:paragraph-rsid="00228289"/>
    </style:style>
    <style:style style:name="P40" style:family="paragraph" style:parent-style-name="Text_20_body">
      <style:text-properties officeooo:rsid="000f5549" officeooo:paragraph-rsid="000f5549"/>
    </style:style>
    <style:style style:name="P41" style:family="paragraph" style:parent-style-name="Text_20_body">
      <style:text-properties officeooo:rsid="000f5549" officeooo:paragraph-rsid="0024e27a"/>
    </style:style>
    <style:style style:name="P42" style:family="paragraph" style:parent-style-name="Text_20_body">
      <style:text-properties officeooo:rsid="0026a4f1" officeooo:paragraph-rsid="0026a4f1"/>
    </style:style>
    <style:style style:name="P43" style:family="paragraph" style:parent-style-name="Table_20_Contents">
      <style:text-properties officeooo:rsid="001cb3ce" officeooo:paragraph-rsid="0024e27a"/>
    </style:style>
    <style:style style:name="P44" style:family="paragraph" style:parent-style-name="Table_20_Contents">
      <style:text-properties officeooo:rsid="001f0ef0" officeooo:paragraph-rsid="001f0ef0"/>
    </style:style>
    <style:style style:name="P45" style:family="paragraph" style:parent-style-name="Table_20_Contents">
      <style:text-properties officeooo:rsid="001f0ef0" officeooo:paragraph-rsid="0024e27a"/>
    </style:style>
    <style:style style:name="P46" style:family="paragraph" style:parent-style-name="Table_20_Contents">
      <style:text-properties officeooo:rsid="0024e27a" officeooo:paragraph-rsid="0024e27a"/>
    </style:style>
    <style:style style:name="P47" style:family="paragraph" style:parent-style-name="Table_20_Contents">
      <style:text-properties officeooo:rsid="0012b5a8" officeooo:paragraph-rsid="0012b5a8"/>
    </style:style>
    <style:style style:name="P48" style:family="paragraph" style:parent-style-name="Table_20_Contents">
      <style:text-properties officeooo:rsid="0012b5a8" officeooo:paragraph-rsid="0024e27a"/>
    </style:style>
    <style:style style:name="P49" style:family="paragraph" style:parent-style-name="Table_20_Contents">
      <style:text-properties officeooo:rsid="0015268c" officeooo:paragraph-rsid="0024e27a"/>
    </style:style>
    <style:style style:name="P50" style:family="paragraph" style:parent-style-name="Table_20_Contents">
      <style:text-properties officeooo:rsid="0026a4f1" officeooo:paragraph-rsid="0026a4f1"/>
    </style:style>
    <style:style style:name="P51" style:family="paragraph" style:parent-style-name="Heading_20_1" style:list-style-name=""/>
    <style:style style:name="P52" style:family="paragraph" style:parent-style-name="Heading_20_1">
      <style:paragraph-properties fo:break-before="page"/>
    </style:style>
    <style:style style:name="T1" style:family="text">
      <style:text-properties officeooo:rsid="000911b5"/>
    </style:style>
    <style:style style:name="T2" style:family="text">
      <style:text-properties officeooo:rsid="000b16e6"/>
    </style:style>
    <style:style style:name="T3" style:family="text">
      <style:text-properties officeooo:rsid="000c40a5"/>
    </style:style>
    <style:style style:name="T4" style:family="text">
      <style:text-properties officeooo:rsid="000d7f46"/>
    </style:style>
    <style:style style:name="T5" style:family="text">
      <style:text-properties officeooo:rsid="000d9a19"/>
    </style:style>
    <style:style style:name="T6" style:family="text">
      <style:text-properties officeooo:rsid="000ea949"/>
    </style:style>
    <style:style style:name="T7" style:family="text">
      <style:text-properties officeooo:rsid="00190973"/>
    </style:style>
    <style:style style:name="T8" style:family="text">
      <style:text-properties officeooo:rsid="001ab796"/>
    </style:style>
    <style:style style:name="T9" style:family="text">
      <style:text-properties officeooo:rsid="001cb3ce"/>
    </style:style>
    <style:style style:name="T10" style:family="text">
      <style:text-properties officeooo:rsid="001df011"/>
    </style:style>
    <style:style style:name="T11" style:family="text">
      <style:text-properties officeooo:rsid="001f0ef0"/>
    </style:style>
    <style:style style:name="T12" style:family="text">
      <style:text-properties officeooo:rsid="00228289"/>
    </style:style>
    <style:style style:name="T13" style:family="text">
      <style:text-properties officeooo:rsid="00235c2a"/>
    </style:style>
    <style:style style:name="T14" style:family="text">
      <style:text-properties officeooo:rsid="0024e27a"/>
    </style:style>
    <style:style style:name="T15" style:family="text">
      <style:text-properties officeooo:rsid="0026a4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trieval Documentation <text:span text:style-name="T13">THIS IS A DRAFT!!!!!!!!!!!!!!!!!</text:span></text:p>
      <text:p text:style-name="P1"/>
      <text:h text:style-name="Heading_20_1" text:outline-level="1"><text:span text:style-name="T3">1. </text:span>Introduction</text:h>
      <text:p text:style-name="P1"/>
      <text:p text:style-name="P3">ImageRetrieval is a content based image retrieval <text:span text:style-name="T1">distribued </text:span>system.</text:p>
      <text:p text:style-name="P3"/>
      <text:p text:style-name="P2">//<text:span text:style-name="T1">SHEMA client cherche image (126/BASE.jpg) sur plusieurs sets </text:span></text:p>
      <text:p text:style-name="P3"/>
      <table:table table:name="Table1" table:style-name="Table1">
        <table:table-column table:style-name="Table1.A"/>
        <table:table-column table:style-name="Table1.B"/>
        <table:table-row>
          <table:table-cell table:style-name="Table1.A1" office:value-type="string">
            <text:p text:style-name="P23">"Content-based" means that the search analyzes the contents of the image rather than the metadata such as keywords, tags, or descriptions associated with the image. The term "content" in this context might refer to colors, shapes, textures, or any other information that can be derived from the image itself. CBIR is desirable because searches that rely purely on metadata are dependent on annotation quality and completeness. Having humans manually annotate images by entering keywords or metadata in a large database can be time consuming and may not capture the keywords desired to describe the image. The evaluation of the effectiveness of keyword image search is subjective and has not been well-defined. In the same regard, CBIR systems have similar challenges in defining success.</text:p>
          </table:table-cell>
          <table:table-cell table:style-name="Table1.B1" office:value-type="string">
            <text:p text:style-name="Table_20_Contents"/>
          </table:table-cell>
        </table:table-row>
        <table:table-row>
          <table:table-cell table:style-name="Table1.A2" office:value-type="string">
            <text:p text:style-name="P23">wikipedia</text:p>
          </table:table-cell>
          <table:table-cell table:style-name="Table1.B2" office:value-type="string">
            <text:p text:style-name="Table_20_Contents"/>
          </table:table-cell>
        </table:table-row>
      </table:table>
      <text:p text:style-name="P1"/>
      <text:p text:style-name="P4">The main feature of ImageRetrieval is the:</text:p>
      <text:p text:style-name="P4">-<text:span text:style-name="T2">simple API: The two main function: Index new image and search for similar images.</text:span></text:p>
      <text:p text:style-name="P4">-scalability: You can plug new server (RetrievalServer) and you can add new images to a server over the time.</text:p>
      <text:p text:style-name="P4">-<text:span text:style-name="T2">flexibility: You can use it as a software (./start-server.sh, ./search.sh...) or as a Java/Jar library (RetrievalServer server =, RetrievalClient client = ...)</text:span></text:p>
      <text:p text:style-name="P4">-opensource/free license: Apache 2.</text:p>
      <text:p text:style-name="P4"/>
      <text:p text:style-name="P5">It has actually the following limit:</text:p>
      <text:p text:style-name="P5">-beta version,</text:p>
      <text:p text:style-name="P5">-no persistance for index. <text:s/>Persistence will be available soon thanks to Redis.</text:p>
      <text:p text:style-name="P5"/>
      <text:p text:style-name="P5"/>
      <text:h text:style-name="P51" text:outline-level="1"/>
      <text:h text:style-name="P52" text:outline-level="1"><text:span text:style-name="T3">2. Quick </text:span>Architecture <text:span text:style-name="T3">view</text:span></text:h>
      <text:p text:style-name="P7">ImageRetrieval architecture contains 3 mains packages.</text:p>
      <text:p text:style-name="P7">RetrievalServer: A server store image index. It provides too the ability to search for similar pictures. New images can come all over the time. There can be a lot of server too.</text:p>
      <text:p text:style-name="P7">RetrievalIndexer: An indexer send a picture to a specific server. The server will extract data based on this image and index these data.</text:p>
      <text:p text:style-name="P7">RetrievalClient: A client search for similar images on multiple server. It aggregates all the results <text:span text:style-name="T4">and provides a list of similar pictures (sorted by similarity)</text:span>.</text:p>
      <text:p text:style-name="P7"/>
      <text:p text:style-name="P7">//<text:span text:style-name="T5">schéma all</text:span></text:p>
      <text:p text:style-name="P7"/>
      <text:p text:style-name="P7"/>
      <text:h text:style-name="P51" text:outline-level="1"/>
      <text:h text:style-name="P52" text:outline-level="1">3. Quickstart</text:h>
      <text:p text:style-name="Text_20_body"/>
      <text:p text:style-name="Text_20_body"/>
      <text:p text:style-name="Text_20_body"/>
      <text:p text:style-name="Text_20_body"/>
      <text:p text:style-name="Text_20_body"/>
      <text:h text:style-name="P52" text:outline-level="1">4. RetrievalServer</text:h>
      <text:p text:style-name="P8">Presentation</text:p>
      <text:p text:style-name="P9">A RetrievalServer is a ImageRetrieval node. It index images and provides methods to search on similar pictures.</text:p>
      <text:p text:style-name="Text_20_body"/>
      <text:p text:style-name="P8">Execute</text:p>
      <text:p text:style-name="P8"/>
      <text:p text:style-name="P10">Code</text:p>
      <text:p text:style-name="P10"/>
      <text:p text:style-name="P8"/>
      <text:p text:style-name="P8">Parameters/<text:span text:style-name="T6">Config</text:span></text:p>
      <text:p text:style-name="P8"/>
      <text:p text:style-name="P8">Storage</text:p>
      <text:p text:style-name="P8"/>
      <text:p text:style-name="P8">Properties</text:p>
      <text:p text:style-name="P8"/>
      <text:p text:style-name="P8"/>
      <text:h text:style-name="P52" text:outline-level="1">5. Indexer</text:h>
      <text:p text:style-name="P11">Presentation</text:p>
      <text:p text:style-name="P11">An indexer is a little client that index pictures on a specific server. </text:p>
      <text:p text:style-name="P11">Execute</text:p>
      <table:table table:name="Table10" table:style-name="Table10">
        <table:table-column table:style-name="Table10.A"/>
        <table:table-row>
          <table:table-cell table:style-name="Table10.A1" office:value-type="string">
            <text:p text:style-name="Table_20_Contents">./<text:span text:style-name="T14">indexer host port image synchrone storage id propertiesKeys propertiesValue</text:span></text:p>
          </table:table-cell>
        </table:table-row>
      </table:table>
      <text:p text:style-name="P11"/>
      <table:table table:name="Table2" table:style-name="Table2">
        <table:table-column table:style-name="Table2.A"/>
        <table:table-row>
          <table:table-cell table:style-name="Table2.A1" office:value-type="string">
            <text:p text:style-name="P24"/>
            <text:p text:style-name="P24"><text:bookmark-start text:name="__DdeLink__3_1109864997"/>./indexer.sh localhost 1234 <text:a xlink:type="simple" xlink:href="http://personalphdenis.appspot.com/images/cbir.png">http://personalphdenis.appspot.com/images/cbir.png</text:a></text:p>
            <text:p text:style-name="P24"/>
            <text:p text:style-name="P25"><text:bookmark-start text:name="__DdeLink__1_1109864997"/>./indexer.sh test 123 <text:a xlink:type="simple" xlink:href="http://personalphdenis.appspot.com/images/cbir.png">http://personalphdenis.appspot.com/images/cbir.png</text:a> true abc 56 date,path 20141122,cbir.png<text:bookmark-end text:name="__DdeLink__3_1109864997"/><text:bookmark-end text:name="__DdeLink__1_1109864997"/></text:p>
            <text:p text:style-name="P24"/>
          </table:table-cell>
        </table:table-row>
      </table:table>
      <text:p text:style-name="P11"/>
      <text:p text:style-name="P12">Parameters/Config</text:p>
      <table:table table:name="Table6" table:style-name="Table6">
        <table:table-column table:style-name="Table6.A"/>
        <table:table-column table:style-name="Table6.B" table:number-columns-repeated="3"/>
        <table:table-row>
          <table:table-cell table:style-name="Table6.A1" office:value-type="string">
            <text:p text:style-name="P46">Index</text:p>
          </table:table-cell>
          <table:table-cell table:style-name="Table6.A1" office:value-type="string">
            <text:p text:style-name="P31">host</text:p>
          </table:table-cell>
          <table:table-cell table:style-name="Table6.A1" office:value-type="string">
            <text:p text:style-name="P31">A RetrievalServer host</text:p>
          </table:table-cell>
          <table:table-cell table:style-name="Table6.D1" office:value-type="string">
            <text:p text:style-name="P31">String</text:p>
          </table:table-cell>
        </table:table-row>
        <table:table-row>
          <table:table-cell table:style-name="Table6.A2" office:value-type="string">
            <text:p text:style-name="P46">0</text:p>
          </table:table-cell>
          <table:table-cell table:style-name="Table6.A2" office:value-type="string">
            <text:p text:style-name="P31">port</text:p>
          </table:table-cell>
          <table:table-cell table:style-name="Table6.A2" office:value-type="string">
            <text:p text:style-name="P31">A RetrievalServer port</text:p>
          </table:table-cell>
          <table:table-cell table:style-name="Table6.D2" office:value-type="string">
            <text:p text:style-name="P31">Integer</text:p>
          </table:table-cell>
        </table:table-row>
        <table:table-row>
          <table:table-cell table:style-name="Table6.A2" office:value-type="string">
            <text:p text:style-name="P38">1</text:p>
          </table:table-cell>
          <table:table-cell table:style-name="Table6.A2" office:value-type="string">
            <text:p text:style-name="P18">Picture URI</text:p>
          </table:table-cell>
          <table:table-cell table:style-name="Table6.A2" office:value-type="string">
            <text:p text:style-name="P32">An image URI (File or URL)</text:p>
          </table:table-cell>
          <table:table-cell table:style-name="Table6.D2" office:value-type="string">
            <text:p text:style-name="P32">String</text:p>
          </table:table-cell>
        </table:table-row>
        <table:table-row>
          <table:table-cell table:style-name="Table6.A2" office:value-type="string">
            <text:p text:style-name="P32">...</text:p>
          </table:table-cell>
          <table:table-cell table:style-name="Table6.A2" office:value-type="string">
            <text:p text:style-name="P32">Synchrone <text:span text:style-name="T9"><text:s/>(Optional)</text:span></text:p>
          </table:table-cell>
          <table:table-cell table:style-name="Table6.A2" office:value-type="string">
            <text:p text:style-name="P16">if false, indexer just add the image on the index queue. <text:span text:style-name="T11">Otherwise, the indexer will wait until the server index the image.</text:span></text:p>
          </table:table-cell>
          <table:table-cell table:style-name="Table6.D2" office:value-type="string">
            <text:p text:style-name="P32">Boolean</text:p>
          </table:table-cell>
        </table:table-row>
        <table:table-row>
          <table:table-cell table:style-name="Table6.A2" office:value-type="string">
            <text:p text:style-name="P18"/>
          </table:table-cell>
          <table:table-cell table:style-name="Table6.A2" office:value-type="string">
            <text:p text:style-name="P18">Storage name (Optional) </text:p>
          </table:table-cell>
          <table:table-cell table:style-name="Table6.A2" office:value-type="string">
            <text:p text:style-name="P32">The storage name. Use '###EQUITABLY###' to index image on a random storage. If you create N storage, its better to have storage with more or less the same size.</text:p>
          </table:table-cell>
          <table:table-cell table:style-name="Table6.D2" office:value-type="string">
            <text:p text:style-name="P33">String</text:p>
          </table:table-cell>
        </table:table-row>
        <table:table-row>
          <table:table-cell table:style-name="Table6.A2" office:value-type="string">
            <text:p text:style-name="P19"/>
          </table:table-cell>
          <table:table-cell table:style-name="Table6.A2" office:value-type="string">
            <text:p text:style-name="P19">Picture id (Optional) </text:p>
          </table:table-cell>
          <table:table-cell table:style-name="Table6.A2" office:value-type="string">
            <text:p text:style-name="P33">The image will be indexed with this id. An id must be unique for a server.</text:p>
          </table:table-cell>
          <table:table-cell table:style-name="Table6.D2" office:value-type="string">
            <text:p text:style-name="P33">Long</text:p>
          </table:table-cell>
        </table:table-row>
        <table:table-row>
          <table:table-cell table:style-name="Table6.A2" office:value-type="string">
            <text:p text:style-name="P19"/>
          </table:table-cell>
          <table:table-cell table:style-name="Table6.A2" office:value-type="string">
            <text:p text:style-name="P19">Picture properties keys (Optional) <text:s/></text:p>
          </table:table-cell>
          <table:table-cell table:style-name="Table6.A2" office:value-type="string">
            <text:p text:style-name="P33">A list of properties keys <text:span text:style-name="T9">(comma sep)</text:span></text:p>
            <text:p text:style-name="P33">e.g.: ' <text:span text:style-name="T9">name,date,path</text:span>'</text:p>
          </table:table-cell>
          <table:table-cell table:style-name="Table6.D2" office:value-type="string">
            <text:p text:style-name="P33">String</text:p>
          </table:table-cell>
        </table:table-row>
        <table:table-row>
          <table:table-cell table:style-name="Table6.A2" office:value-type="string">
            <text:p text:style-name="P19"/>
          </table:table-cell>
          <table:table-cell table:style-name="Table6.A2" office:value-type="string">
            <text:p text:style-name="P19">Picture properties <text:soft-page-break/>values (Optional) </text:p>
          </table:table-cell>
          <table:table-cell table:style-name="Table6.A2" office:value-type="string">
            <text:p text:style-name="P33">A list of properties value <text:span text:style-name="T9">(comma sep)</text:span></text:p>
            <text:p text:style-name="P33"><text:soft-page-break/>e.g.: ' <text:span text:style-name="T9">123,test,2014/10/31,/home/myself/mypicture.png</text:span>'</text:p>
          </table:table-cell>
          <table:table-cell table:style-name="Table6.D2" office:value-type="string">
            <text:p text:style-name="P33">String</text:p>
          </table:table-cell>
        </table:table-row>
      </table:table>
      <text:p text:style-name="P12"/>
      <text:p text:style-name="P11"/>
      <text:p text:style-name="P11"/>
      <text:p text:style-name="P11"/>
      <text:p text:style-name="P11"/>
      <text:p text:style-name="P13">Code</text:p>
      <text:p text:style-name="P15">The constructor can take two argument:</text:p>
      <table:table table:name="Table4" table:style-name="Table4">
        <table:table-column table:style-name="Table4.A"/>
        <table:table-row>
          <table:table-cell table:style-name="Table4.A1" office:value-type="string">
            <text:p text:style-name="P29"/>
          </table:table-cell>
        </table:table-row>
        <table:table-row>
          <table:table-cell table:style-name="Table4.A2" office:value-type="string">
            <text:p text:style-name="P29">public RetrievalIndexerLocalStorage(Storage storage, boolean synchronous)</text:p>
          </table:table-cell>
        </table:table-row>
      </table:table>
      <text:p text:style-name="P15"><text:line-break/>storage: index name where the image will be indexed.<text:line-break/>synchronous: if false, indexer just add the image on the index queue</text:p>
      <text:p text:style-name="P20">You can use the <text:span text:style-name="T8">RetrievalIndexer</text:span>Distant<text:span text:style-name="T8">Storage </text:span>to index a picture in a distant server.</text:p>
      <table:table table:name="Table7" table:style-name="Table7">
        <table:table-column table:style-name="Table7.A"/>
        <table:table-row>
          <table:table-cell table:style-name="Table7.A1" office:value-type="string">
            <text:p text:style-name="P30"/>
          </table:table-cell>
        </table:table-row>
        <table:table-row>
          <table:table-cell table:style-name="Table7.A2" office:value-type="string">
            <text:p text:style-name="P30">public RetrievalIndexer<text:span text:style-name="T10">Distant</text:span>Storage(<text:span text:style-name="T10">String host, int port, String storage, boolean synchronous</text:span>)</text:p>
          </table:table-cell>
        </table:table-row>
      </table:table>
      <text:p text:style-name="P6"/>
      <text:p text:style-name="P6"/>
      <text:p text:style-name="P15">The index method takes the image (File, URL or BufferedImage), an id (optional) and a properties map (optional)</text:p>
      <table:table table:name="Table5" table:style-name="Table5">
        <table:table-column table:style-name="Table5.A"/>
        <table:table-row>
          <table:table-cell table:style-name="Table5.A1" office:value-type="string">
            <text:p text:style-name="Table_20_Contents"/>
          </table:table-cell>
        </table:table-row>
        <table:table-row>
          <table:table-cell table:style-name="Table5.A2" office:value-type="string">
            <text:p text:style-name="P28"><text:bookmark-start text:name="__DdeLink__11_1109864997"/><text:span text:style-name="T7">Long </text:span>index.<text:span text:style-name="T7">index(File file)</text:span><text:bookmark-end text:name="__DdeLink__11_1109864997"/></text:p>
            <text:p text:style-name="P28"><text:span text:style-name="T7">Long </text:span>index.<text:span text:style-name="T7">index(File file, Map&lt;String,String&gt; properties)</text:span></text:p>
            <text:p text:style-name="P28"><text:span text:style-name="T7">Long </text:span>index.<text:span text:style-name="T7">index(File file, Long id)</text:span></text:p>
            <text:p text:style-name="P28"><text:span text:style-name="T7">Long </text:span>index.<text:span text:style-name="T7">index(File file, Long id, Map&lt;String,String&gt; properties)</text:span></text:p>
            <text:p text:style-name="P28"><text:bookmark-start text:name="__DdeLink__11_11098649971"/><text:span text:style-name="T7">Long </text:span>index.<text:span text:style-name="T7">index(URL url)</text:span><text:bookmark-end text:name="__DdeLink__11_11098649971"/></text:p>
            <text:p text:style-name="P28"><text:span text:style-name="T7">Long </text:span>index.<text:span text:style-name="T7">index(URL url, Map&lt;String,String&gt; properties)</text:span></text:p>
            <text:p text:style-name="P28"><text:span text:style-name="T7">Long </text:span>index.<text:span text:style-name="T7">index(URL url, Long id)</text:span></text:p>
            <text:p text:style-name="P28"><text:span text:style-name="T7">Long </text:span>index.<text:span text:style-name="T7">index(URL url, Long id, Map&lt;String,String&gt; properties)</text:span></text:p>
            <text:p text:style-name="P28"><text:bookmark-start text:name="__DdeLink__11_11098649972"/><text:span text:style-name="T7">Long </text:span>index.<text:span text:style-name="T7">index(</text:span><text:bookmark-start text:name="__DdeLink__20_1109864997"/><text:span text:style-name="T7">BufferedImage img</text:span><text:bookmark-end text:name="__DdeLink__20_1109864997"/><text:span text:style-name="T7">)</text:span><text:bookmark-end text:name="__DdeLink__11_11098649972"/></text:p>
            <text:p text:style-name="P28"><text:span text:style-name="T7">Long </text:span>index.<text:span text:style-name="T7">index(BufferedImage img, Map&lt;String,String&gt; properties)</text:span></text:p>
            <text:p text:style-name="P28"><text:span text:style-name="T7">Long </text:span>index.<text:span text:style-name="T7">index(BufferedImage img, Long id)</text:span></text:p>
            <text:p text:style-name="P28"><text:span text:style-name="T7">Long </text:span>index.<text:span text:style-name="T7">index(BufferedImage img, Long id, Map&lt;String,String&gt; properties)</text:span></text:p>
            <text:p text:style-name="P28"/>
          </table:table-cell>
        </table:table-row>
      </table:table>
      <text:p text:style-name="P14"/>
      <text:p text:style-name="P14"/>
      <text:p text:style-name="P14"/>
      <table:table table:name="Table3" table:style-name="Table3">
        <table:table-column table:style-name="Table3.A"/>
        <text:soft-page-break/>
        <table:table-row>
          <table:table-cell table:style-name="Table3.A1" office:value-type="string">
            <text:p text:style-name="P26">boolean sync = true;</text:p>
            <text:p text:style-name="P26">RetrievalServer <text:bookmark-start text:name="__DdeLink__5_1109864997"/>server<text:bookmark-end text:name="__DdeLink__5_1109864997"/> = ...</text:p>
            <text:p text:style-name="P26"/>
            <text:p text:style-name="P26">RetrievalIndexer <text:bookmark-start text:name="__DdeLink__9_1109864997"/>index<text:bookmark-end text:name="__DdeLink__9_1109864997"/> = new RetrievalIndexerLocalStorage(server.getStorage(“<text:span text:style-name="T7">0</text:span>”),sync); // server.getNextStorage() to take a random storage</text:p>
            <text:p text:style-name="P26"/>
            <text:p text:style-name="P27"/>
          </table:table-cell>
        </table:table-row>
      </table:table>
      <text:p text:style-name="P13"/>
      <text:p text:style-name="P17"/>
      <text:p text:style-name="P34">6. <text:span text:style-name="T15">Retrieval</text:span>Delete<text:span text:style-name="T12">r</text:span></text:p>
      <text:p text:style-name="P22">Presentation</text:p>
      <text:p text:style-name="P22">The indexer is able to delete image from a server. <text:line-break/><text:span text:style-name="T15">The delete action just remove the image from the results. It doesn't remove image data from the big CBIR index (heavy operation). To do that, you need to run a Purge operation (see RetrievalPurge). </text:span></text:p>
      <text:p text:style-name="P41">Execute</text:p>
      <table:table table:name="Table11" table:style-name="Table11">
        <table:table-column table:style-name="Table11.A"/>
        <table:table-row table:style-name="Table11.1">
          <table:table-cell table:style-name="Table11.A1" office:value-type="string">
            <text:p text:style-name="Table_20_Contents">./<text:span text:style-name="T14">deleter.sh host port ids</text:span></text:p>
          </table:table-cell>
        </table:table-row>
      </table:table>
      <text:p text:style-name="P41"/>
      <table:table table:name="Table8" table:style-name="Table8">
        <table:table-column table:style-name="Table8.A"/>
        <table:table-row>
          <table:table-cell table:style-name="Table8.A1" office:value-type="string">
            <text:p text:style-name="P48"><text:bookmark-start text:name="__DdeLink__3_11098649971"/>./<text:span text:style-name="T14">deleter</text:span>.sh localhost 1234 <text:a xlink:type="simple" xlink:href="http://personalphdenis.appspot.com/images/cbir.png"><text:span text:style-name="T14">1</text:span></text:a><text:span text:style-name="T14">23</text:span></text:p>
            <text:p text:style-name="P48"/>
            <text:p text:style-name="P49"><text:bookmark-start text:name="__DdeLink__1_11098649971"/>./<text:span text:style-name="T15">deleter</text:span>.sh <text:span text:style-name="T15">localhost</text:span> 123<text:span text:style-name="T15">4 45345634,56756856,3243255</text:span> <text:bookmark-end text:name="__DdeLink__3_11098649971"/><text:bookmark-end text:name="__DdeLink__1_11098649971"/></text:p>
            <text:p text:style-name="P48"/>
          </table:table-cell>
        </table:table-row>
      </table:table>
      <text:p text:style-name="P41"/>
      <text:p text:style-name="P41">Parameters/Config</text:p>
      <table:table table:name="Table9" table:style-name="Table9">
        <table:table-column table:style-name="Table9.A"/>
        <table:table-column table:style-name="Table9.B" table:number-columns-repeated="3"/>
        <table:table-row>
          <table:table-cell table:style-name="Table9.A1" office:value-type="string">
            <text:p text:style-name="P46">Index</text:p>
          </table:table-cell>
          <table:table-cell table:style-name="Table9.A1" office:value-type="string">
            <text:p text:style-name="P43">host</text:p>
          </table:table-cell>
          <table:table-cell table:style-name="Table9.A1" office:value-type="string">
            <text:p text:style-name="P43">A RetrievalServer host</text:p>
          </table:table-cell>
          <table:table-cell table:style-name="Table9.D1" office:value-type="string">
            <text:p text:style-name="P43">String</text:p>
          </table:table-cell>
        </table:table-row>
        <table:table-row>
          <table:table-cell table:style-name="Table9.A2" office:value-type="string">
            <text:p text:style-name="P46">0</text:p>
          </table:table-cell>
          <table:table-cell table:style-name="Table9.A2" office:value-type="string">
            <text:p text:style-name="P43">port</text:p>
          </table:table-cell>
          <table:table-cell table:style-name="Table9.A2" office:value-type="string">
            <text:p text:style-name="P43">A RetrievalServer port</text:p>
          </table:table-cell>
          <table:table-cell table:style-name="Table9.D2" office:value-type="string">
            <text:p text:style-name="P43">Integer</text:p>
          </table:table-cell>
        </table:table-row>
        <table:table-row>
          <table:table-cell table:style-name="Table9.A2" office:value-type="string">
            <text:p text:style-name="P38">1</text:p>
          </table:table-cell>
          <table:table-cell table:style-name="Table9.A2" office:value-type="string">
            <text:p text:style-name="P37">Picture URI</text:p>
          </table:table-cell>
          <table:table-cell table:style-name="Table9.A2" office:value-type="string">
            <text:p text:style-name="P45">An image URI (File or URL)</text:p>
          </table:table-cell>
          <table:table-cell table:style-name="Table9.D2" office:value-type="string">
            <text:p text:style-name="P45">String</text:p>
          </table:table-cell>
        </table:table-row>
        <table:table-row>
          <table:table-cell table:style-name="Table9.A2" office:value-type="string">
            <text:p text:style-name="P38">2</text:p>
          </table:table-cell>
          <table:table-cell table:style-name="Table9.A2" office:value-type="string">
            <text:p text:style-name="P38">Image ids</text:p>
          </table:table-cell>
          <table:table-cell table:style-name="Table9.A2" office:value-type="string">
            <text:p text:style-name="P46">Image ids to delete (comma sep)</text:p>
          </table:table-cell>
          <table:table-cell table:style-name="Table9.D2" office:value-type="string">
            <text:p text:style-name="P46">List&lt;Long&gt;</text:p>
          </table:table-cell>
        </table:table-row>
      </table:table>
      <text:p text:style-name="P41"/>
      <text:p text:style-name="P42">Code</text:p>
      <text:p text:style-name="P42">See the indexer Constructor from RetrievalIndexer section.</text:p>
      <text:p text:style-name="P42">The method is:</text:p>
      <table:table table:name="Table12" table:style-name="Table12">
        <table:table-column table:style-name="Table12.A"/>
        <table:table-row>
          <table:table-cell table:style-name="Table12.A1" office:value-type="string">
            <text:p text:style-name="P50">public abstract Map&lt;Long, CBIRException&gt; delete(List&lt;Long&gt; ids)</text:p>
          </table:table-cell>
        </table:table-row>
      </table:table>
      <text:p text:style-name="P42"/>
      <text:p text:style-name="P22"/>
      <text:p text:style-name="P21">7. Purge</text:p>
      <text:p text:style-name="P21"/>
      <text:p text:style-name="P21">8. Info</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07:25:15.503003421</meta:creation-date>
    <dc:date>2014-11-22T11:07:16.481694720</dc:date>
    <meta:editing-duration>PT6H58M55S</meta:editing-duration>
    <meta:editing-cycles>29</meta:editing-cycles>
    <meta:generator>LibreOffice/4.2.6.3$Linux_X86_64 LibreOffice_project/420m0$Build-3</meta:generator>
    <meta:document-statistic meta:table-count="12" meta:image-count="0" meta:object-count="0" meta:page-count="8" meta:paragraph-count="119" meta:word-count="792" meta:character-count="5548" meta:non-whitespace-character-count="4862"/>
  </office:meta>
</office:document-meta>
</file>